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5cm" draw:marker-end="Symmetric_20_Arrow" draw:marker-end-width="0.6cm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ashed_20__28_var_29_" svg:stroke-width="0.1cm" svg:stroke-color="#ff0000" draw:marker-start-width="0.35cm" draw:marker-end="Symmetric_20_Arrow" draw:marker-end-width="0.45cm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6" style:family="graphic" style:parent-style-name="standard">
      <style:graphic-properties svg:stroke-width="0.1cm" svg:stroke-color="#0000ff" draw:marker-start-width="0.35cm" draw:marker-end="Symmetric_20_Arrow" draw:marker-end-width="0.4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ff" draw:marker-start-width="0.45cm" draw:marker-end="Rounded_20_short_20_Arrow" draw:marker-end-width="0.4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ff" draw:marker-start-width="0.45cm" draw:marker-end="Symmetric_20_Arrow" draw:marker-end-width="0.45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Ultrafine_20_Dashed" svg:stroke-color="#000000" draw:fill="none"/>
    </style:style>
    <style:style style:name="gr10" style:family="graphic" style:parent-style-name="standard">
      <style:graphic-properties draw:stroke="dash" draw:stroke-dash="Dashed_20__28_var_29_" svg:stroke-width="0.1cm" svg:stroke-color="#ff0000" draw:marker-start-width="0.35cm" draw:marker-end="Arrow" draw:marker-end-width="0.4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ff" draw:marker-start-width="0.35cm" draw:marker-end="Arrow" draw:marker-end-width="0.4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7cm" fo:min-width="0cm"/>
    </style:style>
    <style:style style:name="gr13" style:family="graphic" style:parent-style-name="standard">
      <style:graphic-properties draw:stroke="dash" draw:stroke-dash="Dashed_20__28_var_29_" svg:stroke-width="0.1cm" svg:stroke-color="#ff0000" draw:marker-start-width="0.45cm" draw:marker-end="Symmetric_20_Arrow" draw:marker-end-width="0.45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00ff" draw:marker-start-width="0.35cm" draw:marker-end="Symmetric_20_Arrow" draw:marker-end-width="0.45cm" draw:fill="non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1cm" draw:marker-start-width="0.35cm" draw:marker-end="Arrow" draw:marker-end-width="0.45cm" draw:fill="none" fo:padding-top="0.05cm" fo:padding-bottom="0.05cm" fo:padding-left="0.05cm" fo:padding-right="0.05cm"/>
    </style:style>
    <style:style style:name="gr16" style:family="graphic" style:parent-style-name="objectwithoutfill">
      <style:graphic-properties svg:stroke-width="0.1cm" draw:marker-start-width="0.35cm" draw:marker-end="Symmetric_20_Arrow" draw:marker-end-width="0.45cm" draw:fill="none" fo:padding-top="0.05cm" fo:padding-bottom="0.05cm" fo:padding-left="0.05cm" fo:padding-right="0.05cm"/>
    </style:style>
    <style:style style:name="gr17" style:family="graphic" style:parent-style-name="objectwithoutfill">
      <style:graphic-properties svg:stroke-width="0.1cm" svg:stroke-color="#ff0000" draw:marker-start-width="0.35cm" draw:marker-end="Symmetric_20_Arrow" draw:marker-end-width="0.45cm" draw:fill="none" fo:padding-top="0.05cm" fo:padding-bottom="0.05cm" fo:padding-left="0.05cm" fo:padding-right="0.05cm"/>
    </style:style>
    <style:style style:name="gr1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draw:fit-to-contour="false" fo:padding-top="0.05cm" fo:padding-bottom="0.05cm" fo:padding-left="0.05cm" fo:padding-right="0.05cm"/>
    </style:style>
    <style:style style:name="gr21" style:family="graphic" style:parent-style-name="standard">
      <style:graphic-properties svg:stroke-width="0.1cm" svg:stroke-color="#0000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dash" draw:stroke-dash="Dashed_20__28_var_29_" svg:stroke-width="0.1cm" svg:stroke-color="#ff0000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ff" draw:marker-start-width="0.3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35cm" draw:marker-end="Symmetric_20_Arrow" draw:marker-end-width="0.45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0000" draw:marker-start-width="0.35cm" draw:marker-end="Symmetric_20_Arrow" draw:marker-end-width="0.45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35cm" draw:marker-end="Arrow" draw:marker-end-width="0.45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35cm" draw:marker-end="Symmetric_20_Arrow" draw:marker-end-width="0.4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style:text-properties fo:font-size="10.5pt"/>
    </style:style>
    <style:style style:name="P4" style:family="paragraph">
      <style:text-properties fo:font-family="Arial" style:font-family-generic="swiss" style:font-pitch="variable" fo:font-size="10.5pt"/>
    </style:style>
    <style:style style:name="T1" style:family="text">
      <style:text-properties fo:font-size="10.5pt"/>
    </style:style>
    <style:style style:name="T2" style:family="text">
      <style:text-properties fo:font-family="Arial" style:font-family-generic="swiss" style:font-pitch="variable" fo:font-size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5.5cm" svg:height="2cm" svg:x="1.236cm" svg:y="3.38cm">
          <text:p text:style-name="P1"><text:span text:style-name="T1">Prefix is</text:span><text:span text:style-name="T1"><text:line-break/></text:span><text:span text:style-name="T1">/*NO LOAD BALANCE*/</text:span></text:p>
          <draw:enhanced-geometry svg:viewBox="0 0 21600 21600" draw:mirror-horizontal="tru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5cm" svg:height="2cm" svg:x="1.5cm" svg:y="6.5cm">
          <text:p text:style-name="P1"><text:span text:style-name="T1">Raw mode</text:span>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5cm" svg:height="2cm" svg:x="1.5cm" svg:y="9.4cm">
          <text:p text:style-name="P1"><text:span text:style-name="T1">Master/Slave mode</text:span>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5cm" svg:height="2cm" svg:x="1.5cm" svg:y="40cm">
          <text:p text:style-name="P1"><text:span text:style-name="T1">Replication mode or</text:span><text:span text:style-name="T1"><text:line-break/></text:span><text:span text:style-name="T1">Parallel mode</text:span>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5cm" svg:height="1.5cm" svg:x="1.5cm" svg:y="1cm">
          <text:p text:style-name="P1"><text:span text:style-name="T1">START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4" draw:id="id24" draw:layer="layout" svg:width="5cm" svg:height="1.5cm" svg:x="30.2cm" svg:y="56.8cm">
          <text:p text:style-name="P1"><text:span text:style-name="T1">Load balance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5" draw:id="id25" draw:layer="layout" svg:width="5cm" svg:height="1.5cm" svg:x="35.9cm" svg:y="56.8cm">
          <text:p text:style-name="P1"><text:span text:style-name="T1">Send to master node only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17" draw:id="id17" draw:layer="layout" svg:width="5cm" svg:height="1.5cm" svg:x="24.7cm" svg:y="56.8cm">
          <text:p text:style-name="P1"><text:span text:style-name="T1">Replication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line-skew="0.009cm" svg:x1="4.001cm" svg:y1="2.5cm" svg:x2="3.987cm" svg:y2="3.38cm" draw:start-shape="id1" draw:start-glue-point="6" draw:end-shape="id2" draw:end-glue-point="4" svg:d="m4001 2500v450h-14v430" svg:viewBox="0 0 15 881">
          <text:p/>
        </draw:connector>
        <draw:connector draw:style-name="gr4" draw:text-style-name="P1" draw:layer="layout" svg:x1="3.987cm" svg:y1="5.38cm" svg:x2="4.001cm" svg:y2="6.5cm" draw:start-shape="id2" draw:start-glue-point="6" draw:end-shape="id3" draw:end-glue-point="4" svg:d="m3987 5380v561h14v559" svg:viewBox="0 0 15 1121">
          <text:p/>
        </draw:connector>
        <draw:connector draw:style-name="gr4" draw:text-style-name="P1" draw:layer="layout" svg:x1="4.001cm" svg:y1="8.5cm" svg:x2="4.001cm" svg:y2="9.4cm" draw:start-shape="id3" draw:start-glue-point="6" draw:end-shape="id4" draw:end-glue-point="4" svg:d="m4001 8500v900" svg:viewBox="0 0 1 901">
          <text:p/>
        </draw:connector>
        <draw:connector draw:style-name="gr4" draw:text-style-name="P1" draw:layer="layout" svg:x1="4.001cm" svg:y1="11.4cm" svg:x2="4.001cm" svg:y2="40cm" draw:start-shape="id4" draw:start-glue-point="6" draw:end-shape="id5" draw:end-glue-point="4" svg:d="m4001 11400v28600" svg:viewBox="0 0 1 28601">
          <text:p/>
        </draw:connector>
        <draw:custom-shape draw:style-name="gr5" draw:text-style-name="P2" xml:id="id20" draw:id="id20" draw:layer="layout" svg:width="6.4cm" svg:height="1.2cm" svg:x="5.5cm" svg:y="13.9cm">
          <text:p text:style-name="P1"><text:span text:style-name="T1">Decide where the statement</text:span><text:span text:style-name="T1"><text:line-break/></text:span><text:span text:style-name="T1">to be sent. (page 2)</text:span></text:p>
          <draw:enhanced-geometry svg:viewBox="0 0 21600 21600" draw:mirror-horizontal="true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6cm" svg:height="2.5cm" svg:x="5.7cm" svg:y="21.9cm">
          <text:p text:style-name="P1"><text:span text:style-name="T1">Load balance mode and</text:span><text:span text:style-name="T1"><text:line-break/></text:span><text:span text:style-name="T1">Read query* and</text:span><text:span text:style-name="T1"><text:line-break/></text:span><text:span text:style-name="T1">V3 protocol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6" draw:id="id6" draw:layer="layout" svg:width="5cm" svg:height="2cm" svg:x="21.5cm" svg:y="17.7cm">
          <text:p text:style-name="P1"><text:span text:style-name="T1">EXECUTE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5cm" svg:height="2cm" svg:x="21.5cm" svg:y="20.7cm">
          <text:p text:style-name="P1"><text:span text:style-name="T1">DEALLOCATE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4.001cm" svg:y1="19.7cm" svg:x2="24.001cm" svg:y2="20.7cm" draw:start-shape="id6" draw:start-glue-point="6" draw:end-shape="id7" draw:end-glue-point="4" svg:d="m24001 19700v1000" svg:viewBox="0 0 1 1001">
          <text:p/>
        </draw:connector>
        <draw:custom-shape draw:style-name="gr1" draw:text-style-name="P2" xml:id="id9" draw:id="id9" draw:layer="layout" svg:width="8.1cm" svg:height="3.5cm" svg:x="4.672cm" svg:y="25.664cm">
          <text:p text:style-name="P1"><text:span text:style-name="T1">Not in a transaction block or</text:span><text:span text:style-name="T1"><text:line-break/></text:span><text:span text:style-name="T1">(Not in a writing transaction block and</text:span><text:span text:style-name="T1"><text:line-break/></text:span><text:span text:style-name="T1">Not in a failed transaction block and</text:span><text:span text:style-name="T1"><text:line-break/></text:span><text:span text:style-name="T1">Isolation level is not serializable)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8.701cm" svg:y1="24.4cm" svg:x2="8.723cm" svg:y2="25.664cm" draw:start-shape="id8" draw:start-glue-point="6" draw:end-shape="id9" draw:end-glue-point="4" svg:d="m8701 24400v633h22v631" svg:viewBox="0 0 23 1265">
          <text:p/>
        </draw:connector>
        <draw:custom-shape draw:style-name="gr1" draw:text-style-name="P2" xml:id="id10" draw:id="id10" draw:layer="layout" svg:width="6.4cm" svg:height="2.4cm" svg:x="17.7cm" svg:y="30.3cm">
          <text:p text:style-name="P1"><text:span text:style-name="T1">Sub mode is stream and</text:span><text:span text:style-name="T1"><text:line-break/></text:span><text:span text:style-name="T1">Standby delay &gt; delay_threshold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line-skew="-0.133cm" svg:x1="8.723cm" svg:y1="29.164cm" svg:x2="20.901cm" svg:y2="30.3cm" draw:start-shape="id9" draw:start-glue-point="6" draw:end-shape="id10" draw:end-glue-point="4" svg:d="m8723 29164v436h12178v700" svg:viewBox="0 0 12179 1137">
          <text:p/>
        </draw:connector>
        <draw:custom-shape draw:style-name="gr1" draw:text-style-name="P2" xml:id="id11" draw:id="id11" draw:layer="layout" svg:width="5cm" svg:height="2cm" svg:x="18.404cm" svg:y="33.7cm">
          <text:p text:style-name="P1"><text:span text:style-name="T1">Has writing function call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0.901cm" svg:y1="32.7cm" svg:x2="20.905cm" svg:y2="33.7cm" draw:start-shape="id10" draw:start-glue-point="6" draw:end-shape="id11" draw:end-glue-point="4" svg:d="m20901 32700v501h4v499" svg:viewBox="0 0 5 1001">
          <text:p/>
        </draw:connector>
        <draw:custom-shape draw:style-name="gr1" draw:text-style-name="P2" xml:id="id12" draw:id="id12" draw:layer="layout" svg:width="5cm" svg:height="2cm" svg:x="18.432cm" svg:y="36.6cm">
          <text:p text:style-name="P1"><text:span text:style-name="T1">Has system catalog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3" draw:id="id13" draw:layer="layout" svg:width="5cm" svg:height="2cm" svg:x="18.416cm" svg:y="39.708cm">
          <text:p text:style-name="P1"><text:span text:style-name="T1">Has temp table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0.933cm" svg:y1="38.6cm" svg:x2="20.917cm" svg:y2="39.708cm" draw:start-shape="id12" draw:start-glue-point="6" draw:end-shape="id13" draw:end-glue-point="4" svg:d="m20933 38600v555h-16v553" svg:viewBox="0 0 17 1109">
          <text:p/>
        </draw:connector>
        <draw:connector draw:style-name="gr7" draw:text-style-name="P1" draw:layer="layout" svg:x1="6.5cm" svg:y1="41cm" svg:x2="8.701cm" svg:y2="42.1cm" draw:start-shape="id5" draw:start-glue-point="5" draw:end-shape="id14" draw:end-glue-point="4" svg:d="m6500 41000h2201v1100" svg:viewBox="0 0 2202 1101">
          <text:p/>
        </draw:connector>
        <draw:custom-shape draw:style-name="gr1" draw:text-style-name="P2" xml:id="id15" draw:id="id15" draw:layer="layout" svg:width="5cm" svg:height="2cm" svg:x="12.032cm" svg:y="44.5cm">
          <text:p text:style-name="P1"><text:span text:style-name="T1">Has writing function call or</text:span><text:span text:style-name="T1"><text:line-break/></text:span><text:span text:style-name="T1">Replicate select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11.7cm" svg:y1="43.35cm" svg:x2="14.533cm" svg:y2="44.5cm" draw:start-shape="id14" draw:start-glue-point="5" draw:end-shape="id15" draw:end-glue-point="4" svg:d="m11700 43350h2833v1150" svg:viewBox="0 0 2834 1151">
          <text:p/>
        </draw:connector>
        <draw:custom-shape draw:style-name="gr2" draw:text-style-name="P2" xml:id="id28" draw:id="id28" draw:layer="layout" svg:width="6.1cm" svg:height="1.5cm" svg:x="30.1cm" svg:y="29.1cm">
          <text:p text:style-name="P1"><text:span text:style-name="T1">Send to the node where the</text:span></text:p>
          <text:p text:style-name="P1"><text:span text:style-name="T1">Prepared statement was executed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24.001cm" svg:y1="22.7cm" svg:x2="26.501cm" svg:y2="23.9cm" draw:start-shape="id7" draw:start-glue-point="6" draw:end-shape="id16" draw:end-glue-point="4" svg:d="m24001 22700v601h2500v599" svg:viewBox="0 0 2501 1201">
          <text:p/>
        </draw:connector>
        <draw:custom-shape draw:style-name="gr1" draw:text-style-name="P2" xml:id="id16" draw:id="id16" draw:layer="layout" svg:width="5cm" svg:height="2cm" svg:x="24cm" svg:y="23.9cm">
          <text:p text:style-name="P1"><text:span text:style-name="T1">DEALLOCATE ALL</text:span></text:p>
          <draw:enhanced-geometry svg:viewBox="0 0 21600 21600" draw:mirror-horizontal="tru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1" draw:layer="layout" svg:x1="17.032cm" svg:y1="45.5cm" svg:x2="27.201cm" svg:y2="56.8cm" draw:start-shape="id15" draw:start-glue-point="5" draw:end-shape="id17" draw:end-glue-point="4" svg:d="m17032 45500h10169v11300" svg:viewBox="0 0 10170 11301">
          <text:p/>
        </draw:connector>
        <draw:rect draw:style-name="gr9" draw:text-style-name="P1" draw:layer="layout" svg:width="6.5cm" svg:height="2.5cm" svg:x="8.8cm" svg:y="1cm">
          <text:p/>
        </draw:rect>
        <draw:line draw:style-name="gr10" draw:text-style-name="P1" draw:layer="layout" svg:x1="11.1cm" svg:y1="1.3cm" svg:x2="11.1cm" svg:y2="3.1cm">
          <text:p/>
        </draw:line>
        <draw:line draw:style-name="gr11" draw:text-style-name="P1" draw:layer="layout" svg:x1="13.7cm" svg:y1="1.4cm" svg:x2="13.7cm" svg:y2="3.2cm">
          <text:p/>
        </draw:line>
        <draw:frame draw:style-name="gr12" draw:text-style-name="P3" draw:layer="layout" svg:width="1.505cm" svg:height="0.662cm" svg:x="11.795cm" svg:y="2.238cm">
          <draw:text-box>
            <text:p><text:span text:style-name="T1">TRUE</text:span></text:p>
          </draw:text-box>
        </draw:frame>
        <draw:frame draw:style-name="gr12" draw:text-style-name="P3" draw:layer="layout" svg:width="1.645cm" svg:height="0.662cm" svg:x="9.055cm" svg:y="2.238cm">
          <draw:text-box>
            <text:p><text:span text:style-name="T1">FALSE</text:span></text:p>
          </draw:text-box>
        </draw:frame>
        <draw:custom-shape draw:style-name="gr1" draw:text-style-name="P2" xml:id="id18" draw:id="id18" draw:layer="layout" svg:width="5cm" svg:height="2cm" svg:x="18.4cm" svg:y="42.772cm">
          <text:p text:style-name="P1"><text:span text:style-name="T1">Has unlogged table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" draw:layer="layout" svg:x1="20.917cm" svg:y1="41.708cm" svg:x2="20.901cm" svg:y2="42.772cm" draw:start-shape="id13" draw:start-glue-point="6" draw:end-shape="id18" draw:end-glue-point="4" svg:d="m20917 41708v533h-16v531" svg:viewBox="0 0 17 1065">
          <text:p/>
        </draw:connector>
        <draw:custom-shape draw:style-name="gr1" draw:text-style-name="P2" xml:id="id19" draw:id="id19" draw:layer="layout" svg:width="5cm" svg:height="2cm" svg:x="6.2cm" svg:y="11.1cm">
          <text:p text:style-name="P1"><text:span text:style-name="T1">Multi-statement</text:span>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6.5cm" svg:y1="10.4cm" svg:x2="8.7cm" svg:y2="11.1cm" draw:start-shape="id4" draw:start-glue-point="5" draw:end-shape="id19" svg:d="m6500 10400h2200v700" svg:viewBox="0 0 2201 701">
          <text:p/>
        </draw:connector>
        <draw:connector draw:style-name="gr4" draw:text-style-name="P1" draw:layer="layout" svg:x1="8.701cm" svg:y1="13.1cm" svg:x2="8.7cm" svg:y2="13.9cm" draw:start-shape="id19" draw:start-glue-point="6" draw:end-shape="id20" draw:end-glue-point="0" svg:d="m8701 13100v401h-1v399" svg:viewBox="0 0 2 801">
          <text:p/>
        </draw:connector>
        <draw:custom-shape draw:style-name="gr1" draw:text-style-name="P2" xml:id="id21" draw:id="id21" draw:layer="layout" svg:width="5cm" svg:height="2cm" svg:x="6.2cm" svg:y="16cm">
          <text:p text:style-name="P1"><text:span text:style-name="T1">POOL_PRIMARY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1" draw:layer="layout" svg:x1="8.7cm" svg:y1="15.1cm" svg:x2="8.701cm" svg:y2="16cm" draw:start-shape="id20" draw:start-glue-point="2" draw:end-shape="id21" draw:end-glue-point="4" svg:d="m8700 15100v451h1v449" svg:viewBox="0 0 2 901">
          <text:p/>
        </draw:connector>
        <draw:custom-shape draw:style-name="gr1" draw:text-style-name="P2" xml:id="id27" draw:id="id27" draw:layer="layout" svg:width="5cm" svg:height="2cm" svg:x="6.2cm" svg:y="19cm">
          <text:p text:style-name="P1"><text:span text:style-name="T1">POOL_BOTH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20.905cm" svg:y1="35.7cm" svg:x2="20.933cm" svg:y2="36.6cm" draw:start-shape="id11" draw:start-glue-point="6" draw:end-shape="id12" draw:end-glue-point="4" svg:d="m20905 35700v451h28v449" svg:viewBox="0 0 29 901">
          <text:p/>
        </draw:connector>
        <draw:custom-shape draw:style-name="gr1" draw:text-style-name="P2" xml:id="id14" draw:id="id14" draw:layer="layout" svg:width="6cm" svg:height="2.5cm" svg:x="5.7cm" svg:y="42.1cm">
          <text:p text:style-name="P1"><text:span text:style-name="T1">Load balance mode and</text:span><text:span text:style-name="T1"><text:line-break/></text:span><text:span text:style-name="T1">Read query* and</text:span><text:span text:style-name="T1"><text:line-break/></text:span><text:span text:style-name="T1">V3 protocol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2" draw:id="id22" draw:layer="layout" svg:width="8.1cm" svg:height="3.5cm" svg:x="10.468cm" svg:y="47.8cm">
          <text:p text:style-name="P1"><text:span text:style-name="T1">Not in a transaction block or</text:span><text:span text:style-name="T1"><text:line-break/></text:span><text:span text:style-name="T1">(Not in a writing transaction block and</text:span><text:span text:style-name="T1"><text:line-break/></text:span><text:span text:style-name="T1">Not in a failed transaction block and</text:span><text:span text:style-name="T1"><text:line-break/></text:span><text:span text:style-name="T1">Isolation level is not serializable)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" draw:layer="layout" svg:x1="14.533cm" svg:y1="46.5cm" svg:x2="14.519cm" svg:y2="47.8cm" draw:start-shape="id15" draw:start-glue-point="6" draw:end-shape="id22" draw:end-glue-point="4" svg:d="m14533 46500v651h-14v649" svg:viewBox="0 0 15 1301">
          <text:p/>
        </draw:connector>
        <draw:custom-shape draw:style-name="gr1" draw:text-style-name="P2" xml:id="id23" draw:id="id23" draw:layer="layout" svg:width="6.9cm" svg:height="3.3cm" svg:x="5.268cm" svg:y="50.4cm">
          <text:p text:style-name="P1"><text:span text:style-name="T1">Read query* and</text:span><text:span text:style-name="T1"><text:line-break/></text:span><text:span text:style-name="T1">Not replicate select and</text:span></text:p>
          <text:p text:style-name="P1"><text:span text:style-name="T1">Not has writing function calll</text:span>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3" draw:text-style-name="P1" draw:layer="layout" svg:x1="8.701cm" svg:y1="44.6cm" svg:x2="8.719cm" svg:y2="50.4cm" draw:start-shape="id14" draw:start-glue-point="6" draw:end-shape="id23" draw:end-glue-point="4" svg:d="m8701 44600v2901h18v2899" svg:viewBox="0 0 19 5801">
          <text:p/>
        </draw:connector>
        <draw:connector draw:style-name="gr13" draw:text-style-name="P1" draw:layer="layout" svg:x1="8.719cm" svg:y1="53.7cm" svg:x2="27.201cm" svg:y2="56.8cm" draw:start-shape="id23" draw:start-glue-point="6" draw:end-shape="id17" draw:end-glue-point="4" svg:d="m8719 53700v1551h18482v1549" svg:viewBox="0 0 18483 3101">
          <text:p/>
        </draw:connector>
        <draw:connector draw:style-name="gr13" draw:text-style-name="P1" draw:layer="layout" draw:line-skew="-3.151cm" svg:x1="20.901cm" svg:y1="44.772cm" svg:x2="32.7cm" svg:y2="56.8cm" draw:start-shape="id18" draw:start-glue-point="6" draw:end-shape="id24" svg:d="m20901 44772v2864h11799v9164" svg:viewBox="0 0 11800 12029">
          <text:p/>
        </draw:connector>
        <draw:connector draw:style-name="gr8" draw:text-style-name="P1" draw:layer="layout" svg:x1="18.568cm" svg:y1="49.55cm" svg:x2="32.701cm" svg:y2="56.8cm" draw:start-shape="id22" draw:start-glue-point="5" draw:end-shape="id24" draw:end-glue-point="4" svg:d="m18568 49550h14133v7250" svg:viewBox="0 0 14134 7251">
          <text:p/>
        </draw:connector>
        <draw:connector draw:style-name="gr13" draw:text-style-name="P1" draw:layer="layout" svg:x1="14.519cm" svg:y1="51.3cm" svg:x2="38.401cm" svg:y2="56.8cm" draw:start-shape="id22" draw:start-glue-point="6" draw:end-shape="id25" draw:end-glue-point="4" svg:d="m14519 51300v2751h23882v2749" svg:viewBox="0 0 23883 5501">
          <text:p/>
        </draw:connector>
        <draw:connector draw:style-name="gr8" draw:text-style-name="P1" draw:layer="layout" svg:x1="12.168cm" svg:y1="52.05cm" svg:x2="38.401cm" svg:y2="56.8cm" draw:start-shape="id23" draw:start-glue-point="5" draw:end-shape="id25" draw:end-glue-point="4" svg:d="m12168 52050h26233v4750" svg:viewBox="0 0 26234 4751">
          <text:p/>
        </draw:connector>
        <draw:custom-shape draw:style-name="gr2" draw:text-style-name="P2" xml:id="id26" draw:id="id26" draw:layer="layout" svg:width="3.1cm" svg:height="1.1cm" svg:x="2.464cm" svg:y="53.9cm">
          <text:p text:style-name="P1"><text:span text:style-name="T1">Unknown mode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" draw:layer="layout" svg:x1="4.001cm" svg:y1="42cm" svg:x2="4.015cm" svg:y2="53.9cm" draw:start-shape="id5" draw:start-glue-point="6" draw:end-shape="id26" draw:end-glue-point="4" svg:d="m4001 42000v5951h14v5949" svg:viewBox="0 0 15 11901">
          <text:p/>
        </draw:connector>
        <draw:connector draw:style-name="gr14" draw:text-style-name="P1" draw:layer="layout" svg:x1="6.5cm" svg:y1="7.5cm" svg:x2="38.401cm" svg:y2="56.8cm" draw:start-shape="id3" draw:start-glue-point="5" draw:end-shape="id25" draw:end-glue-point="4" svg:d="m6500 7500h31901v49300" svg:viewBox="0 0 31902 49301">
          <text:p/>
        </draw:connector>
        <draw:connector draw:style-name="gr14" draw:text-style-name="P1" draw:layer="layout" svg:x1="6.736cm" svg:y1="4.38cm" svg:x2="38.401cm" svg:y2="56.8cm" draw:start-shape="id2" draw:start-glue-point="5" draw:end-shape="id25" draw:end-glue-point="4" svg:d="m6736 4380h31665v52420" svg:viewBox="0 0 31666 52421">
          <text:p/>
        </draw:connector>
        <draw:connector draw:style-name="gr14" draw:text-style-name="P1" draw:layer="layout" svg:x1="11.2cm" svg:y1="12.1cm" svg:x2="38.401cm" svg:y2="56.8cm" draw:start-shape="id19" draw:start-glue-point="5" draw:end-shape="id25" draw:end-glue-point="4" svg:d="m11200 12100h27201v44700" svg:viewBox="0 0 27202 44701">
          <text:p/>
        </draw:connector>
        <draw:connector draw:style-name="gr4" draw:text-style-name="P1" draw:layer="layout" svg:x1="8.701cm" svg:y1="21cm" svg:x2="8.701cm" svg:y2="21.9cm" draw:start-shape="id27" draw:start-glue-point="6" draw:end-shape="id8" draw:end-glue-point="4" svg:d="m8701 21000v900" svg:viewBox="0 0 1 901">
          <text:p/>
        </draw:connector>
        <draw:connector draw:style-name="gr4" draw:text-style-name="P1" draw:layer="layout" svg:x1="8.701cm" svg:y1="18cm" svg:x2="8.701cm" svg:y2="19cm" draw:start-shape="id21" draw:start-glue-point="6" draw:end-shape="id27" draw:end-glue-point="4" svg:d="m8701 18000v1000" svg:viewBox="0 0 1 1001">
          <text:p/>
        </draw:connector>
        <draw:connector draw:style-name="gr4" draw:text-style-name="P1" draw:layer="layout" svg:x1="12.772cm" svg:y1="27.414cm" svg:x2="38.401cm" svg:y2="56.8cm" draw:start-shape="id9" draw:start-glue-point="5" draw:end-shape="id25" draw:end-glue-point="4" svg:d="m12772 27414h25629v29386" svg:viewBox="0 0 25630 29387">
          <text:p/>
        </draw:connector>
        <draw:connector draw:style-name="gr6" draw:text-style-name="P1" draw:layer="layout" svg:x1="26.5cm" svg:y1="18.7cm" svg:x2="33.151cm" svg:y2="29.1cm" draw:start-shape="id6" draw:start-glue-point="5" draw:end-shape="id28" draw:end-glue-point="4" svg:d="m26500 18700h6651v10400" svg:viewBox="0 0 6652 10401">
          <text:p/>
        </draw:connector>
        <draw:connector draw:style-name="gr6" draw:text-style-name="P1" draw:layer="layout" svg:x1="11.2cm" svg:y1="17cm" svg:x2="24.001cm" svg:y2="17.7cm" draw:start-shape="id21" draw:start-glue-point="5" draw:end-shape="id6" draw:end-glue-point="4" svg:d="m11200 17000h12801v700" svg:viewBox="0 0 12802 701">
          <text:p/>
        </draw:connector>
        <draw:connector draw:style-name="gr4" draw:text-style-name="P1" draw:layer="layout" draw:line-skew="-1.301cm" svg:x1="26.501cm" svg:y1="25.9cm" svg:x2="33.151cm" svg:y2="29.1cm" draw:start-shape="id16" draw:start-glue-point="6" draw:end-shape="id28" draw:end-glue-point="4" svg:d="m26501 25900v300h6650v2900" svg:viewBox="0 0 6651 3201">
          <text:p/>
        </draw:connector>
        <draw:custom-shape draw:style-name="gr2" draw:text-style-name="P2" xml:id="id29" draw:id="id29" draw:layer="layout" svg:width="5.4cm" svg:height="1.5cm" svg:x="15.6cm" svg:y="24.5cm">
          <text:p text:style-name="P1"><text:span text:style-name="T1">Send to master node and</text:span></text:p>
          <text:p text:style-name="P1"><text:span text:style-name="T1">a load-balancing node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11.2cm" svg:y1="20cm" svg:x2="18.301cm" svg:y2="24.5cm" draw:start-shape="id27" draw:start-glue-point="5" draw:end-shape="id29" draw:end-glue-point="4" svg:d="m11200 20000h7101v4500" svg:viewBox="0 0 7102 4501">
          <text:p/>
        </draw:connector>
        <draw:connector draw:style-name="gr4" draw:text-style-name="P1" draw:layer="layout" draw:line-skew="-11.683cm" svg:x1="11.7cm" svg:y1="23.15cm" svg:x2="38.365cm" svg:y2="26.975cm" draw:start-shape="id8" draw:start-glue-point="5" svg:d="m11700 23150h1900v3825h24765" svg:viewBox="0 0 26666 3826">
          <text:p/>
        </draw:connector>
        <draw:connector draw:style-name="gr14" draw:text-style-name="P1" draw:layer="layout" svg:x1="24.1cm" svg:y1="31.5cm" svg:x2="38.365cm" svg:y2="31.491cm" draw:start-shape="id10" draw:start-glue-point="5" svg:d="m24100 31500h7383v-9h6882" svg:viewBox="0 0 14266 10">
          <text:p/>
        </draw:connector>
        <draw:connector draw:style-name="gr14" draw:text-style-name="P1" draw:layer="layout" svg:x1="23.4cm" svg:y1="43.772cm" svg:x2="38.365cm" svg:y2="43.753cm" draw:start-shape="id18" draw:start-glue-point="5" svg:d="m23400 43772h7733v-19h7232" svg:viewBox="0 0 14966 20">
          <text:p/>
        </draw:connector>
        <draw:connector draw:style-name="gr14" draw:text-style-name="P1" draw:layer="layout" svg:x1="23.404cm" svg:y1="34.7cm" svg:x2="38.366cm" svg:y2="34.692cm" draw:start-shape="id11" draw:start-glue-point="5" svg:d="m23404 34700h7732v-8h7230" svg:viewBox="0 0 14963 9">
          <text:p/>
        </draw:connector>
        <draw:connector draw:style-name="gr14" draw:text-style-name="P1" draw:layer="layout" svg:x1="23.432cm" svg:y1="37.6cm" svg:x2="38.203cm" svg:y2="37.59cm" draw:start-shape="id12" draw:start-glue-point="5" svg:d="m23432 37600h7636v-10h7135" svg:viewBox="0 0 14772 11">
          <text:p/>
        </draw:connector>
        <draw:connector draw:style-name="gr14" draw:text-style-name="P1" draw:layer="layout" svg:x1="23.416cm" svg:y1="40.708cm" svg:x2="38.368cm" svg:y2="40.694cm" draw:start-shape="id13" draw:start-glue-point="5" svg:d="m23416 40708h7727v-14h7225" svg:viewBox="0 0 14953 15">
          <text:p/>
        </draw:connector>
        <draw:connector draw:style-name="gr6" draw:text-style-name="P1" draw:layer="layout" svg:x1="29cm" svg:y1="24.9cm" svg:x2="38.397cm" svg:y2="24.91cm" draw:start-shape="id16" draw:start-glue-point="5" svg:d="m29000 24900h4949v10h4448" svg:viewBox="0 0 9398 11">
          <text:p/>
        </draw:connector>
        <draw:connector draw:style-name="gr4" draw:text-style-name="P1" draw:layer="layout" svg:x1="26.5cm" svg:y1="21.7cm" svg:x2="38.365cm" svg:y2="21.683cm" draw:start-shape="id7" draw:start-glue-point="5" svg:d="m26500 21700h6183v-17h5682" svg:viewBox="0 0 11866 18">
          <text:p/>
        </draw:connector>
        <draw:line draw:style-name="gr16" draw:text-style-name="P1" draw:layer="layout" svg:x1="38.4cm" svg:y1="4.404cm" svg:x2="38.4cm" svg:y2="56.804cm">
          <text:p/>
        </draw:line>
        <draw:line draw:style-name="gr16" draw:text-style-name="P1" draw:layer="layout" svg:x1="32.7cm" svg:y1="47.7cm" svg:x2="32.7cm" svg:y2="56.804cm">
          <text:p/>
        </draw:line>
        <draw:line draw:style-name="gr16" draw:text-style-name="P1" draw:layer="layout" svg:x1="27.2cm" svg:y1="45.596cm" svg:x2="27.2cm" svg:y2="56.8cm">
          <text:p/>
        </draw:line>
        <draw:line draw:style-name="gr16" draw:text-style-name="P1" draw:layer="layout" svg:x1="33.14cm" svg:y1="18.7cm" svg:x2="33.14cm" svg:y2="29.104cm">
          <text:p/>
        </draw:line>
        <draw:line draw:style-name="gr14" draw:text-style-name="P1" draw:layer="layout" svg:x1="32.8cm" svg:y1="18.7cm" svg:x2="33.2cm" svg:y2="18.7cm">
          <text:p/>
        </draw:line>
        <draw:line draw:style-name="gr17" draw:text-style-name="P1" draw:layer="layout" svg:x1="32.332cm" svg:y1="47.632cm" svg:x2="32.732cm" svg:y2="47.632cm">
          <text:p/>
        </draw:line>
        <draw:line draw:style-name="gr17" draw:text-style-name="P1" draw:layer="layout" svg:x1="26.832cm" svg:y1="55.264cm" svg:x2="27.232cm" svg:y2="55.264cm">
          <text:p/>
        </draw:line>
        <draw:line draw:style-name="gr17" draw:text-style-name="P1" draw:layer="layout" svg:x1="37.896cm" svg:y1="54.068cm" svg:x2="38.296cm" svg:y2="54.068cm">
          <text:p/>
        </draw:line>
        <draw:line draw:style-name="gr17" draw:text-style-name="P1" draw:layer="layout" svg:x1="37.96cm" svg:y1="27.436cm" svg:x2="38.36cm" svg:y2="27.436cm">
          <text:p/>
        </draw:line>
        <draw:line draw:style-name="gr17" draw:text-style-name="P1" draw:layer="layout" svg:x1="32.82cm" svg:y1="26.2cm" svg:x2="33.22cm" svg:y2="26.2cm">
          <text:p/>
        </draw:line>
        <draw:line draw:style-name="gr14" draw:text-style-name="P1" draw:layer="layout" svg:x1="27cm" svg:y1="45.5cm" svg:x2="27.4cm" svg:y2="45.5cm">
          <text:p/>
        </draw:line>
        <draw:line draw:style-name="gr14" draw:text-style-name="P1" draw:layer="layout" svg:x1="32.4cm" svg:y1="49.568cm" svg:x2="32.8cm" svg:y2="49.568cm">
          <text:p/>
        </draw:line>
        <draw:line draw:style-name="gr14" draw:text-style-name="P1" draw:layer="layout" svg:x1="38cm" svg:y1="52.068cm" svg:x2="38.4cm" svg:y2="52.068cm">
          <text:p/>
        </draw:line>
        <draw:line draw:style-name="gr14" draw:text-style-name="P1" draw:layer="layout" svg:x1="38.1cm" svg:y1="12.1cm" svg:x2="38.5cm" svg:y2="12.1cm">
          <text:p/>
        </draw:line>
        <draw:line draw:style-name="gr14" draw:text-style-name="P1" draw:layer="layout" svg:x1="38.1cm" svg:y1="7.5cm" svg:x2="38.5cm" svg:y2="7.5cm">
          <text:p/>
        </draw:line>
        <draw:line draw:style-name="gr14" draw:text-style-name="P1" draw:layer="layout" svg:x1="38.1cm" svg:y1="4.4cm" svg:x2="38.5cm" svg:y2="4.4cm">
          <text:p/>
        </draw:line>
        <draw:frame draw:style-name="gr18" draw:text-style-name="P4" draw:layer="layout" svg:width="10.611cm" svg:height="2.717cm" svg:x="1.006cm" svg:y="55.687cm">
          <draw:text-box>
            <text:p><text:span text:style-name="T2">* Read query</text:span></text:p>
            <text:p><text:span text:style-name="T2">- SELECT/WITH without FOR UPDATE/SHARE</text:span></text:p>
            <text:p><text:span text:style-name="T2"><text:s text:c="3"/></text:span><text:span text:style-name="T2">An initial letter is either of 'S', 'W', 'T', or '('. (case-insensitive)</text:span></text:p>
            <text:p><text:span text:style-name="T2">- COPY TO STDOUT</text:span></text:p>
            <text:p><text:span text:style-name="T2">- EXPLAIN</text:span></text:p>
            <text:p><text:span text:style-name="T2">- EXPLAIN ANALYZE and query is SELECT</text:span></text:p>
          </draw:text-box>
        </draw:frame>
      </draw:page>
      <draw:page draw:name="page2" draw:style-name="dp1" draw:master-page-name="標準">
        <draw:custom-shape draw:style-name="gr1" draw:text-style-name="P1" xml:id="id33" draw:id="id33" draw:layer="layout" svg:width="4.974cm" svg:height="1.989cm" svg:x="14.938cm" svg:y="3.787cm">
          <text:p text:style-name="P1">SELECT INTO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4" draw:id="id34" draw:layer="layout" svg:width="4.974cm" svg:height="1.989cm" svg:x="14.938cm" svg:y="6.771cm">
          <text:p text:style-name="P1">SELECT FOR SHARE or<text:line-break/>SELECT FOR UPDATE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8" draw:id="id38" draw:layer="layout" svg:width="4.974cm" svg:height="1.989cm" svg:x="14.938cm" svg:y="11.539cm">
          <text:p text:style-name="P1">COPY FROM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0" draw:id="id40" draw:layer="layout" svg:width="4.974cm" svg:height="1.989cm" svg:x="14.938cm" svg:y="15.723cm">
          <text:p text:style-name="P1">Lock mode &gt;=<text:line-break/>RowExclusiveLock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3" draw:id="id43" draw:layer="layout" svg:width="5.662cm" svg:height="1.989cm" svg:x="14.638cm" svg:y="18.707cm">
          <text:p text:style-name="P1">BEGIN<text:line-break/>or START TRANSACTION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5" draw:id="id45" draw:layer="layout" svg:width="6.912cm" svg:height="1.99cm" svg:x="14cm" svg:y="21.691cm">
          <text:p text:style-name="P1">SAVEPOINT or<text:line-break/>ROLLBACK TO SAVEPOINT or<text:line-break/>RELEASE SAVEPOINT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6" draw:id="id46" draw:layer="layout" svg:width="7.812cm" svg:height="2.265cm" svg:x="13.566cm" svg:y="24.6cm">
          <text:p text:style-name="P1">PREPARE TRANSACTION or<text:line-break/>COMMIT PREPARED or<text:line-break/>ROLLBACK PREPARED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8" draw:id="id48" draw:layer="layout" svg:width="5.862cm" svg:height="1.99cm" svg:x="14.538cm" svg:y="27.659cm">
          <text:p text:style-name="P1">SET transaction_read_only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0" draw:id="id50" draw:layer="layout" svg:width="7.712cm" svg:height="2.557cm" svg:x="13.6cm" svg:y="30.643cm">
          <text:p text:style-name="P1">SET <text:s/>TRANSACTION or<text:line-break/>SET SESSION CHARACTERISTICS<text:line-break/>AS TRANSACTION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2" draw:id="id52" draw:layer="layout" svg:width="4.973cm" svg:height="1.99cm" svg:x="8.47cm" svg:y="33.627cm">
          <text:p text:style-name="P1">DISCARD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3" draw:id="id53" draw:layer="layout" svg:width="4.973cm" svg:height="1.989cm" svg:x="8.47cm" svg:y="36.612cm">
          <text:p text:style-name="P1">PREPARE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4" draw:id="id54" draw:layer="layout" svg:width="4.973cm" svg:height="1.989cm" svg:x="8.47cm" svg:y="40.093cm">
          <text:p text:style-name="P1">EXECUTE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5" draw:id="id55" draw:layer="layout" svg:width="4.973cm" svg:height="1.989cm" svg:x="8.47cm" svg:y="43.077cm">
          <text:p text:style-name="P1">DEALLOCATE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0" draw:id="id30" draw:layer="layout" svg:width="4.974cm" svg:height="1.492cm" svg:x="2.007cm" svg:y="1.3cm">
          <text:p text:style-name="P1">START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1" draw:id="id31" draw:layer="layout" svg:width="4.974cm" svg:height="1.989cm" svg:x="2.007cm" svg:y="3.787cm">
          <text:p text:style-name="P1">pgpool-II's parser<text:line-break/>supports the statement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9" draw:text-style-name="P1" draw:layer="layout" svg:x1="4.495cm" svg:y1="2.792cm" svg:x2="4.495cm" svg:y2="3.787cm" draw:start-shape="id30" draw:start-glue-point="6" draw:end-shape="id31" draw:end-glue-point="4" svg:d="m4495 2792v995" svg:viewBox="0 0 1 996">
          <text:p/>
        </draw:connector>
        <draw:custom-shape draw:style-name="gr1" draw:text-style-name="P1" xml:id="id32" draw:id="id32" draw:layer="layout" svg:width="4.973cm" svg:height="1.989cm" svg:x="8.47cm" svg:y="3.787cm">
          <text:p text:style-name="P1">SELECT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1" draw:layer="layout" svg:x1="6.981cm" svg:y1="4.782cm" svg:x2="8.471cm" svg:y2="4.782cm" draw:start-shape="id31" draw:start-glue-point="5" draw:end-shape="id32" draw:end-glue-point="7" svg:d="m6981 4782h1490" svg:viewBox="0 0 1491 1">
          <text:p/>
        </draw:connector>
        <draw:connector draw:style-name="gr21" draw:text-style-name="P1" draw:layer="layout" svg:x1="13.444cm" svg:y1="4.782cm" svg:x2="14.938cm" svg:y2="4.782cm" draw:start-shape="id32" draw:start-glue-point="5" draw:end-shape="id33" draw:end-glue-point="7" svg:d="m13444 4782h1494" svg:viewBox="0 0 1495 1">
          <text:p/>
        </draw:connector>
        <draw:connector draw:style-name="gr22" draw:text-style-name="P1" draw:layer="layout" svg:x1="17.426cm" svg:y1="5.776cm" svg:x2="17.426cm" svg:y2="6.771cm" draw:start-shape="id33" draw:start-glue-point="6" draw:end-shape="id34" draw:end-glue-point="4" svg:d="m17426 5776v995" svg:viewBox="0 0 1 996">
          <text:p/>
        </draw:connector>
        <draw:connector draw:style-name="gr22" draw:text-style-name="P1" draw:layer="layout" draw:line-skew="-22.084cm" svg:x1="17.426cm" svg:y1="8.76cm" svg:x2="38.311cm" svg:y2="56.008cm" draw:start-shape="id34" draw:start-glue-point="6" draw:end-shape="id35" svg:d="m17426 8760v1540h20885v45708" svg:viewBox="0 0 20886 47249">
          <text:p/>
        </draw:connector>
        <draw:custom-shape draw:style-name="gr2" draw:text-style-name="P1" xml:id="id36" draw:id="id36" draw:layer="layout" svg:width="4.974cm" svg:height="1.492cm" svg:x="24.885cm" svg:y="56.008cm">
          <text:p text:style-name="P1">return POOL_PRIMARY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35" draw:id="id35" draw:layer="layout" svg:width="4.973cm" svg:height="1.492cm" svg:x="35.824cm" svg:y="56.008cm">
          <text:p text:style-name="P1">return POOL_EITHER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3" draw:text-style-name="P1" draw:layer="layout" svg:x1="19.912cm" svg:y1="4.782cm" svg:x2="27.373cm" svg:y2="56.008cm" draw:start-shape="id33" draw:start-glue-point="5" draw:end-shape="id36" draw:end-glue-point="4" svg:d="m19912 4782h7461v51226" svg:viewBox="0 0 7462 51227">
          <text:p/>
        </draw:connector>
        <draw:connector draw:style-name="gr23" draw:text-style-name="P1" draw:layer="layout" svg:x1="19.912cm" svg:y1="7.766cm" svg:x2="27.373cm" svg:y2="56.008cm" draw:start-shape="id34" draw:start-glue-point="5" draw:end-shape="id36" draw:end-glue-point="4" svg:d="m19912 7766h7461v48242" svg:viewBox="0 0 7462 48243">
          <text:p/>
        </draw:connector>
        <draw:custom-shape draw:style-name="gr1" draw:text-style-name="P1" xml:id="id37" draw:id="id37" draw:layer="layout" svg:width="4.973cm" svg:height="1.989cm" svg:x="8.47cm" svg:y="11.539cm">
          <text:p text:style-name="P1">COPY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958cm" svg:y1="5.776cm" svg:x2="10.957cm" svg:y2="11.539cm" draw:start-shape="id32" draw:start-glue-point="6" draw:end-shape="id37" draw:end-glue-point="0" svg:d="m10958 5776v2881h-1v2882" svg:viewBox="0 0 2 5764">
          <text:p/>
        </draw:connector>
        <draw:connector draw:style-name="gr11" draw:text-style-name="P1" draw:layer="layout" svg:x1="13.444cm" svg:y1="12.534cm" svg:x2="14.938cm" svg:y2="12.534cm" draw:start-shape="id37" draw:start-glue-point="5" draw:end-shape="id38" draw:end-glue-point="7" svg:d="m13444 12534h1494" svg:viewBox="0 0 1495 1">
          <text:p/>
        </draw:connector>
        <draw:connector draw:style-name="gr6" draw:text-style-name="P1" draw:layer="layout" svg:x1="19.912cm" svg:y1="12.534cm" svg:x2="27.373cm" svg:y2="56.008cm" draw:start-shape="id38" draw:start-glue-point="5" draw:end-shape="id36" draw:end-glue-point="4" svg:d="m19912 12534h7461v43474" svg:viewBox="0 0 7462 43475">
          <text:p/>
        </draw:connector>
        <draw:connector draw:style-name="gr4" draw:text-style-name="P1" draw:layer="layout" draw:line-skew="-20.268cm" svg:x1="17.426cm" svg:y1="13.528cm" svg:x2="38.312cm" svg:y2="56.008cm" draw:start-shape="id38" draw:start-glue-point="6" draw:end-shape="id35" draw:end-glue-point="4" svg:d="m17426 13528v972h20886v41508" svg:viewBox="0 0 20887 42481">
          <text:p/>
        </draw:connector>
        <draw:custom-shape draw:style-name="gr1" draw:text-style-name="P1" xml:id="id39" draw:id="id39" draw:layer="layout" svg:width="4.973cm" svg:height="1.989cm" svg:x="8.47cm" svg:y="15.723cm">
          <text:p text:style-name="P1">LOCK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958cm" svg:y1="13.528cm" svg:x2="10.958cm" svg:y2="15.723cm" draw:start-shape="id37" draw:start-glue-point="6" draw:end-shape="id39" draw:end-glue-point="4" svg:d="m10958 13528v2195" svg:viewBox="0 0 1 2196">
          <text:p/>
        </draw:connector>
        <draw:connector draw:style-name="gr11" draw:text-style-name="P1" draw:layer="layout" svg:x1="13.444cm" svg:y1="16.718cm" svg:x2="14.938cm" svg:y2="16.718cm" draw:start-shape="id39" draw:start-glue-point="5" draw:end-shape="id40" draw:end-glue-point="7" svg:d="m13444 16718h1494" svg:viewBox="0 0 1495 1">
          <text:p/>
        </draw:connector>
        <draw:connector draw:style-name="gr6" draw:text-style-name="P1" draw:layer="layout" svg:x1="19.912cm" svg:y1="16.718cm" svg:x2="27.373cm" svg:y2="56.008cm" draw:start-shape="id40" draw:start-glue-point="5" draw:end-shape="id36" draw:end-glue-point="4" svg:d="m19912 16718h7461v39290" svg:viewBox="0 0 7462 39291">
          <text:p/>
        </draw:connector>
        <draw:custom-shape draw:style-name="gr2" draw:text-style-name="P1" xml:id="id41" draw:id="id41" draw:layer="layout" svg:width="4.973cm" svg:height="1.492cm" svg:x="30.353cm" svg:y="56.008cm">
          <text:p text:style-name="P1">return POOL_BOTH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1" draw:layer="layout" draw:line-skew="-18.66cm" svg:x1="17.426cm" svg:y1="17.712cm" svg:x2="32.84cm" svg:y2="56.008cm" draw:start-shape="id40" draw:start-glue-point="6" draw:end-shape="id41" svg:d="m17426 17712v488h15414v37808" svg:viewBox="0 0 15415 38297">
          <text:p/>
        </draw:connector>
        <draw:custom-shape draw:style-name="gr1" draw:text-style-name="P1" xml:id="id42" draw:id="id42" draw:layer="layout" svg:width="4.973cm" svg:height="1.989cm" svg:x="8.47cm" svg:y="18.707cm">
          <text:p text:style-name="P1">TRANSACTION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958cm" svg:y1="17.712cm" svg:x2="10.958cm" svg:y2="18.707cm" draw:start-shape="id39" draw:start-glue-point="6" draw:end-shape="id42" draw:end-glue-point="4" svg:d="m10958 17712v995" svg:viewBox="0 0 1 996">
          <text:p/>
        </draw:connector>
        <draw:connector draw:style-name="gr11" draw:text-style-name="P1" draw:layer="layout" svg:x1="13.444cm" svg:y1="19.702cm" svg:x2="14.638cm" svg:y2="19.702cm" draw:start-shape="id42" draw:start-glue-point="5" draw:end-shape="id43" draw:end-glue-point="7" svg:d="m13444 19702h1194" svg:viewBox="0 0 1195 1">
          <text:p/>
        </draw:connector>
        <draw:connector draw:style-name="gr11" draw:text-style-name="P1" draw:layer="layout" svg:x1="20.3cm" svg:y1="19.702cm" svg:x2="22.6cm" svg:y2="19.702cm" draw:start-shape="id43" draw:start-glue-point="5" draw:end-shape="id44" draw:end-glue-point="7" svg:d="m20300 19702h2300" svg:viewBox="0 0 2301 1">
          <text:p/>
        </draw:connector>
        <draw:connector draw:style-name="gr4" draw:text-style-name="P1" draw:layer="layout" svg:x1="17.47cm" svg:y1="20.696cm" svg:x2="17.457cm" svg:y2="21.691cm" draw:start-shape="id43" draw:start-glue-point="6" draw:end-shape="id45" draw:end-glue-point="4" svg:d="m17470 20696v498h-13v497" svg:viewBox="0 0 14 996">
          <text:p/>
        </draw:connector>
        <draw:connector draw:style-name="gr4" draw:text-style-name="P1" draw:layer="layout" svg:x1="17.457cm" svg:y1="23.681cm" svg:x2="17.473cm" svg:y2="24.6cm" draw:start-shape="id45" draw:start-glue-point="6" draw:end-shape="id46" draw:end-glue-point="4" svg:d="m17457 23681v460h16v459" svg:viewBox="0 0 17 920">
          <text:p/>
        </draw:connector>
        <draw:connector draw:style-name="gr6" draw:text-style-name="P1" draw:layer="layout" svg:x1="21.378cm" svg:y1="25.733cm" svg:x2="27.373cm" svg:y2="56.008cm" draw:start-shape="id46" draw:start-glue-point="5" draw:end-shape="id36" draw:end-glue-point="4" svg:d="m21378 25733h5995v30275" svg:viewBox="0 0 5996 30276">
          <text:p/>
        </draw:connector>
        <draw:custom-shape draw:style-name="gr1" draw:text-style-name="P1" xml:id="id47" draw:id="id47" draw:layer="layout" svg:width="4.973cm" svg:height="1.99cm" svg:x="8.47cm" svg:y="27.659cm">
          <text:p text:style-name="P1">SET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svg:x1="10.958cm" svg:y1="20.696cm" svg:x2="10.958cm" svg:y2="27.659cm" draw:start-shape="id42" draw:start-glue-point="6" draw:end-shape="id47" draw:end-glue-point="4" svg:d="m10958 20696v6963" svg:viewBox="0 0 1 6964">
          <text:p/>
        </draw:connector>
        <draw:connector draw:style-name="gr6" draw:text-style-name="P1" draw:layer="layout" svg:x1="13.444cm" svg:y1="28.654cm" svg:x2="14.538cm" svg:y2="28.654cm" draw:start-shape="id47" draw:start-glue-point="5" draw:end-shape="id48" draw:end-glue-point="7" svg:d="m13444 28654h1094" svg:viewBox="0 0 1095 1">
          <text:p/>
        </draw:connector>
        <draw:connector draw:style-name="gr6" draw:text-style-name="P1" draw:layer="layout" svg:x1="20.4cm" svg:y1="28.654cm" svg:x2="22.8cm" svg:y2="28.654cm" draw:start-shape="id48" draw:start-glue-point="5" draw:end-shape="id49" draw:end-glue-point="7" svg:d="m20400 28654h2400" svg:viewBox="0 0 2401 1">
          <text:p/>
        </draw:connector>
        <draw:custom-shape draw:style-name="gr1" draw:text-style-name="P1" xml:id="id49" draw:id="id49" draw:layer="layout" svg:width="3.275cm" svg:height="1.99cm" svg:x="22.799cm" svg:y="27.659cm">
          <text:p text:style-name="P1">TO off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line-skew="-12.629cm" svg:x1="24.438cm" svg:y1="29.649cm" svg:x2="32.841cm" svg:y2="56.008cm" draw:start-shape="id49" draw:start-glue-point="6" draw:end-shape="id41" draw:end-glue-point="4" svg:d="m24438 29649v551h8403v25808" svg:viewBox="0 0 8404 26360">
          <text:p/>
        </draw:connector>
        <draw:connector draw:style-name="gr4" draw:text-style-name="P1" draw:layer="layout" svg:x1="17.47cm" svg:y1="29.649cm" svg:x2="17.457cm" svg:y2="30.643cm" draw:start-shape="id48" draw:start-glue-point="6" draw:end-shape="id50" draw:end-glue-point="4" svg:d="m17470 29649v497h-13v497" svg:viewBox="0 0 14 995">
          <text:p/>
        </draw:connector>
        <draw:custom-shape draw:style-name="gr1" draw:text-style-name="P1" xml:id="id51" draw:id="id51" draw:layer="layout" svg:width="3.575cm" svg:height="1.99cm" svg:x="22.799cm" svg:y="30.943cm">
          <text:p text:style-name="P1">READ WRITE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21.312cm" svg:y1="31.922cm" svg:x2="22.8cm" svg:y2="31.938cm" draw:start-shape="id50" draw:start-glue-point="5" draw:end-shape="id51" draw:end-glue-point="7" svg:d="m21312 31922h744v16h744" svg:viewBox="0 0 1489 17">
          <text:p/>
        </draw:connector>
        <draw:connector draw:style-name="gr6" draw:text-style-name="P1" draw:layer="layout" svg:x1="26.375cm" svg:y1="31.938cm" svg:x2="27.373cm" svg:y2="56.008cm" draw:start-shape="id51" draw:start-glue-point="5" draw:end-shape="id36" draw:end-glue-point="4" svg:d="m26375 31938h998v24070" svg:viewBox="0 0 999 24071">
          <text:p/>
        </draw:connector>
        <draw:connector draw:style-name="gr4" draw:text-style-name="P1" draw:layer="layout" draw:line-skew="-10.871cm" svg:x1="24.588cm" svg:y1="32.933cm" svg:x2="32.84cm" svg:y2="56.008cm" draw:start-shape="id51" draw:start-glue-point="6" draw:end-shape="id41" draw:end-glue-point="0" svg:d="m24588 32933v667h8252v22408" svg:viewBox="0 0 8253 23076">
          <text:p/>
        </draw:connector>
        <draw:connector draw:style-name="gr4" draw:text-style-name="P1" draw:layer="layout" draw:line-skew="-10.521cm" svg:x1="17.457cm" svg:y1="33.2cm" svg:x2="32.84cm" svg:y2="56.008cm" draw:start-shape="id50" draw:start-glue-point="6" draw:end-shape="id41" svg:d="m17457 33200v883h15383v21925" svg:viewBox="0 0 15384 22809">
          <text:p/>
        </draw:connector>
        <draw:connector draw:style-name="gr4" draw:text-style-name="P1" draw:layer="layout" svg:x1="10.958cm" svg:y1="29.649cm" svg:x2="10.957cm" svg:y2="33.627cm" draw:start-shape="id47" draw:start-glue-point="6" draw:end-shape="id52" svg:d="m10958 29649v1990h-1v1988" svg:viewBox="0 0 2 3979">
          <text:p/>
        </draw:connector>
        <draw:connector draw:style-name="gr6" draw:text-style-name="P1" draw:layer="layout" svg:x1="13.444cm" svg:y1="34.622cm" svg:x2="32.841cm" svg:y2="56.008cm" draw:start-shape="id52" draw:start-glue-point="5" draw:end-shape="id41" draw:end-glue-point="4" svg:d="m13444 34622h19397v21386" svg:viewBox="0 0 19398 21387">
          <text:p/>
        </draw:connector>
        <draw:connector draw:style-name="gr4" draw:text-style-name="P1" draw:layer="layout" svg:x1="10.958cm" svg:y1="35.617cm" svg:x2="10.958cm" svg:y2="36.612cm" draw:start-shape="id52" draw:start-glue-point="6" draw:end-shape="id53" draw:end-glue-point="4" svg:d="m10958 35617v995" svg:viewBox="0 0 1 996">
          <text:p/>
        </draw:connector>
        <draw:connector draw:style-name="gr4" draw:text-style-name="P1" draw:layer="layout" svg:x1="10.958cm" svg:y1="38.601cm" svg:x2="10.958cm" svg:y2="40.093cm" draw:start-shape="id53" draw:start-glue-point="6" draw:end-shape="id54" draw:end-glue-point="4" svg:d="m10958 38601v1492" svg:viewBox="0 0 1 1493">
          <text:p/>
        </draw:connector>
        <draw:connector draw:style-name="gr4" draw:text-style-name="P1" draw:layer="layout" svg:x1="10.958cm" svg:y1="42.082cm" svg:x2="10.958cm" svg:y2="43.077cm" draw:start-shape="id54" draw:start-glue-point="6" draw:end-shape="id55" draw:end-glue-point="4" svg:d="m10958 42082v995" svg:viewBox="0 0 1 996">
          <text:p/>
        </draw:connector>
        <draw:connector draw:style-name="gr6" draw:text-style-name="P1" draw:layer="layout" svg:x1="13.444cm" svg:y1="41.088cm" svg:x2="27.373cm" svg:y2="56.008cm" draw:start-shape="id54" draw:start-glue-point="5" draw:end-shape="id36" draw:end-glue-point="4" svg:d="m13444 41088h13929v14920" svg:viewBox="0 0 13930 14921">
          <text:p/>
        </draw:connector>
        <draw:connector draw:style-name="gr6" draw:text-style-name="P1" draw:layer="layout" svg:x1="13.444cm" svg:y1="44.072cm" svg:x2="27.373cm" svg:y2="56.008cm" draw:start-shape="id55" draw:start-glue-point="5" draw:end-shape="id36" draw:end-glue-point="4" svg:d="m13444 44072h13929v11936" svg:viewBox="0 0 13930 11937">
          <text:p/>
        </draw:connector>
        <draw:custom-shape draw:style-name="gr5" draw:text-style-name="P1" xml:id="id56" draw:id="id56" draw:layer="layout" svg:width="4.974cm" svg:height="0.995cm" svg:x="14.938cm" svg:y="38.601cm">
          <text:p text:style-name="P1">Extract a query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3.444cm" svg:y1="37.607cm" svg:x2="17.426cm" svg:y2="38.601cm" draw:start-shape="id53" draw:start-glue-point="5" draw:end-shape="id56" draw:end-glue-point="4" svg:d="m13444 37607h3982v994" svg:viewBox="0 0 3983 995">
          <text:p/>
        </draw:connector>
        <draw:connector draw:style-name="gr24" draw:text-style-name="P1" draw:layer="layout" draw:line-skew="-0.205cm" svg:x1="14.938cm" svg:y1="39.099cm" svg:x2="2.007cm" svg:y2="4.782cm" draw:start-shape="id56" draw:start-glue-point="7" draw:end-shape="id31" draw:end-glue-point="7" svg:d="m14938 39099h-13638v-34317h707" svg:viewBox="0 0 13639 34318">
          <text:p/>
        </draw:connector>
        <draw:custom-shape draw:style-name="gr1" draw:text-style-name="P1" xml:id="id44" draw:id="id44" draw:layer="layout" svg:width="3.575cm" svg:height="1.989cm" svg:x="22.599cm" svg:y="18.707cm">
          <text:p text:style-name="P1">READ WRITE</text:p>
          <draw:enhanced-geometry svg:viewBox="0 0 21600 21600" draw:mirror-horizontal="tru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26.175cm" svg:y1="19.702cm" svg:x2="27.373cm" svg:y2="56.008cm" draw:start-shape="id44" draw:start-glue-point="5" draw:end-shape="id36" draw:end-glue-point="4" svg:d="m26175 19702h1198v36306" svg:viewBox="0 0 1199 36307">
          <text:p/>
        </draw:connector>
        <draw:connector draw:style-name="gr4" draw:text-style-name="P1" draw:layer="layout" draw:line-skew="-17.152cm" svg:x1="24.388cm" svg:y1="20.696cm" svg:x2="27.373cm" svg:y2="56.008cm" draw:start-shape="id44" draw:start-glue-point="6" draw:end-shape="id36" draw:end-glue-point="4" svg:d="m24388 20696v504h2985v34808" svg:viewBox="0 0 2986 35313">
          <text:p/>
        </draw:connector>
        <draw:connector draw:style-name="gr6" draw:text-style-name="P1" draw:layer="layout" svg:x1="20.912cm" svg:y1="22.686cm" svg:x2="27.373cm" svg:y2="56.008cm" draw:start-shape="id45" draw:start-glue-point="5" draw:end-shape="id36" draw:end-glue-point="4" svg:d="m20912 22686h6461v33322" svg:viewBox="0 0 6462 33323">
          <text:p/>
        </draw:connector>
        <draw:connector draw:style-name="gr4" draw:text-style-name="P1" draw:layer="layout" draw:line-skew="-14.174cm" svg:x1="17.473cm" svg:y1="26.865cm" svg:x2="27.372cm" svg:y2="56.008cm" draw:start-shape="id46" draw:start-glue-point="6" draw:end-shape="id36" svg:d="m17473 26865v398h9899v28745" svg:viewBox="0 0 9900 29144">
          <text:p/>
        </draw:connector>
        <draw:connector draw:style-name="gr8" draw:text-style-name="P1" draw:layer="layout" svg:x1="26.075cm" svg:y1="28.654cm" svg:x2="27.373cm" svg:y2="56.008cm" draw:start-shape="id49" draw:start-glue-point="5" draw:end-shape="id36" draw:end-glue-point="4" svg:d="m26075 28654h1298v27354" svg:viewBox="0 0 1299 27355">
          <text:p/>
        </draw:connector>
        <draw:connector draw:style-name="gr4" draw:text-style-name="P1" draw:layer="layout" draw:line-skew="-4.937cm" svg:x1="10.958cm" svg:y1="45.066cm" svg:x2="27.372cm" svg:y2="56.008cm" draw:start-shape="id55" draw:start-glue-point="6" draw:end-shape="id36" svg:d="m10958 45066v534h16414v10408" svg:viewBox="0 0 16415 10943">
          <text:p/>
        </draw:connector>
        <draw:connector draw:style-name="gr4" draw:text-style-name="P1" draw:layer="layout" draw:line-skew="21.008cm" svg:x1="4.495cm" svg:y1="5.776cm" svg:x2="27.373cm" svg:y2="56.008cm" draw:start-shape="id31" draw:start-glue-point="6" draw:end-shape="id36" draw:end-glue-point="4" svg:d="m4495 5776v46124h22878v4108" svg:viewBox="0 0 22879 50233">
          <text:p/>
        </draw:connector>
        <draw:line draw:style-name="gr6" draw:text-style-name="P1" draw:layer="layout" svg:x1="26.875cm" svg:y1="44.072cm" svg:x2="27.372cm" svg:y2="44.072cm">
          <text:p/>
        </draw:line>
        <draw:line draw:style-name="gr6" draw:text-style-name="P1" draw:layer="layout" svg:x1="27cm" svg:y1="41.1cm" svg:x2="27.372cm" svg:y2="41.088cm">
          <text:p/>
        </draw:line>
        <draw:line draw:style-name="gr6" draw:text-style-name="P1" draw:layer="layout" svg:x1="32.345cm" svg:y1="34.622cm" svg:x2="32.842cm" svg:y2="34.622cm">
          <text:p/>
        </draw:line>
        <draw:line draw:style-name="gr6" draw:text-style-name="P1" draw:layer="layout" svg:x1="26.875cm" svg:y1="31.938cm" svg:x2="27.372cm" svg:y2="31.938cm">
          <text:p/>
        </draw:line>
        <draw:line draw:style-name="gr6" draw:text-style-name="P1" draw:layer="layout" svg:x1="26.875cm" svg:y1="28.654cm" svg:x2="27.372cm" svg:y2="28.654cm">
          <text:p/>
        </draw:line>
        <draw:line draw:style-name="gr6" draw:text-style-name="P1" draw:layer="layout" svg:x1="26.875cm" svg:y1="25.737cm" svg:x2="27.372cm" svg:y2="25.737cm">
          <text:p/>
        </draw:line>
        <draw:line draw:style-name="gr6" draw:text-style-name="P1" draw:layer="layout" svg:x1="26.875cm" svg:y1="22.686cm" svg:x2="27.372cm" svg:y2="22.686cm">
          <text:p/>
        </draw:line>
        <draw:line draw:style-name="gr6" draw:text-style-name="P1" draw:layer="layout" svg:x1="26.875cm" svg:y1="19.702cm" svg:x2="27.372cm" svg:y2="19.702cm">
          <text:p/>
        </draw:line>
        <draw:line draw:style-name="gr11" draw:text-style-name="P1" draw:layer="layout" svg:x1="26.875cm" svg:y1="16.718cm" svg:x2="27.372cm" svg:y2="16.718cm">
          <text:p/>
        </draw:line>
        <draw:line draw:style-name="gr11" draw:text-style-name="P1" draw:layer="layout" svg:x1="26.875cm" svg:y1="12.534cm" svg:x2="27.372cm" svg:y2="12.534cm">
          <text:p/>
        </draw:line>
        <draw:line draw:style-name="gr11" draw:text-style-name="P1" draw:layer="layout" svg:x1="26.875cm" svg:y1="7.765cm" svg:x2="27.372cm" svg:y2="7.765cm">
          <text:p/>
        </draw:line>
        <draw:line draw:style-name="gr11" draw:text-style-name="P1" draw:layer="layout" svg:x1="26.875cm" svg:y1="4.781cm" svg:x2="27.372cm" svg:y2="4.781cm">
          <text:p/>
        </draw:line>
        <draw:line draw:style-name="gr25" draw:text-style-name="P1" draw:layer="layout" svg:x1="26.875cm" svg:y1="45.631cm" svg:x2="27.372cm" svg:y2="45.631cm">
          <text:p/>
        </draw:line>
        <draw:line draw:style-name="gr25" draw:text-style-name="P1" draw:layer="layout" svg:x1="32.345cm" svg:y1="33.63cm" svg:x2="32.842cm" svg:y2="33.63cm">
          <text:p/>
        </draw:line>
        <draw:line draw:style-name="gr25" draw:text-style-name="P1" draw:layer="layout" svg:x1="32.345cm" svg:y1="30.213cm" svg:x2="32.842cm" svg:y2="30.213cm">
          <text:p/>
        </draw:line>
        <draw:line draw:style-name="gr26" draw:text-style-name="P1" draw:layer="layout" svg:x1="32.345cm" svg:y1="18.21cm" svg:x2="32.842cm" svg:y2="18.21cm">
          <text:p/>
        </draw:line>
        <draw:line draw:style-name="gr26" draw:text-style-name="P1" draw:layer="layout" svg:x1="37.816cm" svg:y1="14.526cm" svg:x2="38.313cm" svg:y2="14.526cm">
          <text:p/>
        </draw:line>
        <draw:line draw:style-name="gr26" draw:text-style-name="P1" draw:layer="layout" svg:x1="37.816cm" svg:y1="10.342cm" svg:x2="38.313cm" svg:y2="10.342cm">
          <text:p/>
        </draw:line>
        <draw:line draw:style-name="gr25" draw:text-style-name="P1" draw:layer="layout" svg:x1="26.875cm" svg:y1="21.194cm" svg:x2="27.372cm" svg:y2="21.194cm">
          <text:p/>
        </draw:line>
        <draw:line draw:style-name="gr25" draw:text-style-name="P1" draw:layer="layout" svg:x1="26.875cm" svg:y1="27.262cm" svg:x2="27.372cm" svg:y2="27.262cm">
          <text:p/>
        </draw:line>
        <draw:line draw:style-name="gr27" draw:text-style-name="P1" draw:layer="layout" svg:x1="1.607cm" svg:y1="39.098cm" svg:x2="1.11cm" svg:y2="39.098cm">
          <text:p/>
        </draw:line>
        <draw:line draw:style-name="gr24" draw:text-style-name="P1" draw:layer="layout" svg:x1="38.3cm" svg:y1="10.3cm" svg:x2="38.314cm" svg:y2="56.008cm">
          <text:p/>
        </draw:line>
        <draw:line draw:style-name="gr24" draw:text-style-name="P1" draw:layer="layout" svg:x1="32.843cm" svg:y1="18.21cm" svg:x2="32.843cm" svg:y2="56.008cm">
          <text:p/>
        </draw:line>
        <draw:line draw:style-name="gr24" draw:text-style-name="P1" draw:layer="layout" svg:x1="27.372cm" svg:y1="4.781cm" svg:x2="27.372cm" svg:y2="56.008cm">
          <text:p/>
        </draw:line>
        <draw:rect draw:style-name="gr9" draw:text-style-name="P1" draw:layer="layout" svg:width="6.5cm" svg:height="2.5cm" svg:x="8.8cm" svg:y="1cm">
          <text:p/>
        </draw:rect>
        <draw:line draw:style-name="gr10" draw:text-style-name="P1" draw:layer="layout" svg:x1="11.1cm" svg:y1="1.3cm" svg:x2="11.1cm" svg:y2="3.1cm">
          <text:p/>
        </draw:line>
        <draw:line draw:style-name="gr11" draw:text-style-name="P1" draw:layer="layout" svg:x1="13.7cm" svg:y1="1.4cm" svg:x2="13.7cm" svg:y2="3.2cm">
          <text:p/>
        </draw:line>
        <draw:frame draw:style-name="gr12" draw:text-style-name="P3" draw:layer="layout" svg:width="1.505cm" svg:height="0.662cm" svg:x="11.795cm" svg:y="2.238cm">
          <draw:text-box>
            <text:p><text:span text:style-name="T1">TRUE</text:span></text:p>
          </draw:text-box>
        </draw:frame>
        <draw:frame draw:style-name="gr12" draw:text-style-name="P3" draw:layer="layout" svg:width="1.645cm" svg:height="0.662cm" svg:x="9.055cm" svg:y="2.238cm">
          <draw:text-box>
            <text:p><text:span text:style-name="T1">FALSE</text:span></text:p>
          </draw:text-box>
        </draw:frame>
        <draw:line draw:style-name="gr25" draw:text-style-name="P1" draw:layer="layout" svg:x1="32.346cm" svg:y1="34.097cm" svg:x2="32.843cm" svg:y2="34.097cm">
          <text:p/>
        </draw:line>
        <draw:line draw:style-name="gr25" draw:text-style-name="P1" draw:layer="layout" svg:x1="26.876cm" svg:y1="51.931cm" svg:x2="27.373cm" svg:y2="51.9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guide-overhang="0.5cm" draw:guide-distance="0.5cm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VL Pゴシック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tagawa Toshihiro</meta:initial-creator>
    <meta:creation-date>2010-09-02T11:27:54.22</meta:creation-date>
    <dc:date>2015-04-07T16:39:07</dc:date>
    <dc:creator>Yugo Nagata</dc:creator>
    <meta:editing-duration>PT13H32M17S</meta:editing-duration>
    <meta:editing-cycles>62</meta:editing-cycles>
    <meta:generator>LibreOffice/4.0.4.2$Linux_X86_64 LibreOffice_project/400m0$Build-2</meta:generator>
    <meta:printed-by>Kitagawa Toshihiro</meta:printed-by>
    <meta:print-date>2010-09-02T18:08:48</meta:print-date>
    <meta:document-statistic meta:object-count="199"/>
  </office:meta>
</office:document-meta>
</file>